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56099999999999" table:style-name="ce1">
            <text:p>1.055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923699613068472" table:style-name="ce1">
            <text:p>1.092369961</text:p>
          </table:table-cell>
          <table:table-cell office:value-type="float" office:value="1.0455813429716453E-2" table:style-name="ce1">
            <text:p>0.010455813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983979051868149" table:style-name="ce1">
            <text:p>1.098397905</text:p>
          </table:table-cell>
          <table:table-cell office:value-type="float" office:value="2.1451995750471301E-3" table:style-name="ce1">
            <text:p>0.002145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49744170375908" table:style-name="ce1">
            <text:p>1.064974417</text:p>
          </table:table-cell>
          <table:table-cell office:value-type="float" office:value="-3.2493260154124716E-2" table:style-name="ce1">
            <text:p>-0.032493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91573191553894" table:style-name="ce1">
            <text:p>1.069157319</text:p>
          </table:table-cell>
          <table:table-cell office:value-type="float" office:value="-3.3113981887723375E-2" table:style-name="ce1">
            <text:p>-0.03311398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52211634630355" table:style-name="ce1">
            <text:p>1.065221163</text:p>
          </table:table-cell>
          <table:table-cell office:value-type="float" office:value="-3.2928799104389603E-2" table:style-name="ce1">
            <text:p>-0.03292879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6510327917529" table:style-name="ce1">
            <text:p>1.066510328</text:p>
          </table:table-cell>
          <table:table-cell office:value-type="float" office:value="-3.2322135530385689E-2" table:style-name="ce1">
            <text:p>-0.03232213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57412718469566" table:style-name="ce1">
            <text:p>1.065741272</text:p>
          </table:table-cell>
          <table:table-cell office:value-type="float" office:value="-2.6472370162714941E-2" table:style-name="ce1">
            <text:p>-0.0264723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56527953141157" table:style-name="ce1">
            <text:p>1.065652795</text:p>
          </table:table-cell>
          <table:table-cell office:value-type="float" office:value="-2.9822218884773172E-2" table:style-name="ce1">
            <text:p>-0.02982221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80157418211456" table:style-name="ce1">
            <text:p>1.068015742</text:p>
          </table:table-cell>
          <table:table-cell office:value-type="float" office:value="-2.8276621478316041E-2" table:style-name="ce1">
            <text:p>-0.0282766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65" table:style-name="ro2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21400377636155368" table:style-name="ce1">
            <text:p>0.214003776</text:p>
          </table:table-cell>
          <table:table-cell office:value-type="float" office:value="-1.4941052858122212" table:style-name="ce1">
            <text:p>-1.4941052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8263217016836071" table:style-name="ce1">
            <text:p>1.8263217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79780402961548302" table:style-name="ce1">
            <text:p>0.79780403</text:p>
          </table:table-cell>
          <table:table-cell office:value-type="float" office:value="-6.9179127771643323" table:style-name="ce1">
            <text:p>-6.917912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4261722586845202" table:style-name="ce1">
            <text:p>8.42617225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523612209796064" table:style-name="ce1">
            <text:p>2.52361221</text:p>
          </table:table-cell>
          <table:table-cell office:value-type="float" office:value="-14.802804426001668" table:style-name="ce1">
            <text:p>-14.802804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.169857090487135" table:style-name="ce1">
            <text:p>18.1698570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.7019075866398517E-2" table:style-name="ce1">
            <text:p>0.017019076</text:p>
          </table:table-cell>
          <table:table-cell office:value-type="float" office:value="-0.12801958984518164" table:style-name="ce1">
            <text:p>-0.128019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626687433659478" table:style-name="ce1">
            <text:p>0.1562668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.0263856840873122" table:style-name="ce1">
            <text:p>1.026385684</text:p>
          </table:table-cell>
          <table:table-cell office:value-type="float" office:value="-4.811353068591548" table:style-name="ce1">
            <text:p>-4.8113530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952743598212213" table:style-name="ce1">
            <text:p>5.95274359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3.5520000000000003E-2" table:style-name="ce1">
            <text:p>0.03552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.2073350723687453E-2" table:style-name="ce1">
            <text:p>0.042073351</text:p>
          </table:table-cell>
          <table:table-cell office:value-type="float" office:value="-0.17461519668529379" table:style-name="ce1">
            <text:p>-0.1746151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1733153065264149" table:style-name="ce1">
            <text:p>0.2173315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3.96E-3" table:style-name="ce1">
            <text:p>0.0039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3.96E-3" table:style-name="ce1">
            <text:p>0.0039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2"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7.0099999999999997E-3" table:style-name="ce1">
            <text:p>0.0070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0.89900100681647399" table:style-name="ce1">
            <text:p>0.899001007</text:p>
          </table:table-cell>
          <table:table-cell office:value-type="float" office:value="-2.3857078673212673" table:style-name="ce1">
            <text:p>-2.3857078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0848670355807553" table:style-name="ce1">
            <text:p>3.0848670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2.8001400069775171" table:style-name="ce1">
            <text:p>2.800140007</text:p>
          </table:table-cell>
          <table:table-cell office:value-type="float" office:value="-14.000740807193026" table:style-name="ce1">
            <text:p>-14.00074081</text:p>
          </table:table-cell>
          <table:table-cell office:value-type="float" office:value="0" table:style-name="ce1">
            <text:p>0</text:p>
          </table:table-cell>
          <table:table-cell office:value-type="float" office:value="1.213E-2" table:style-name="ce1">
            <text:p>0.0121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.20672863448530157" table:style-name="ce1">
            <text:p>0.206728634</text:p>
          </table:table-cell>
          <table:table-cell office:value-type="float" office:value="-0.58298628875834491" table:style-name="ce1">
            <text:p>-0.5829862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74845260241331735" table:style-name="ce1">
            <text:p>0.7484526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.0410833551895049" table:style-name="ce1">
            <text:p>9.041083355</text:p>
          </table:table-cell>
          <table:table-cell office:value-type="float" office:value="-30.890396619070074" table:style-name="ce1">
            <text:p>-30.89039662</text:p>
          </table:table-cell>
          <table:table-cell office:value-type="float" office:value="0" table:style-name="ce1">
            <text:p>0</text:p>
          </table:table-cell>
          <table:table-cell office:value-type="float" office:value="2.8900000000000002E-3" table:style-name="ce1">
            <text:p>0.00289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2.8650078353855108" table:style-name="ce1">
            <text:p>2.865007835</text:p>
          </table:table-cell>
          <table:table-cell office:value-type="float" office:value="-9.7465996819746419" table:style-name="ce1">
            <text:p>-9.746599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.292368084117005" table:style-name="ce1">
            <text:p>12.2923680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9.0410833551895049" table:style-name="ce1">
            <text:p>9.041083355</text:p>
          </table:table-cell>
          <table:table-cell office:value-type="float" office:value="-30.890396619070074" table:style-name="ce1">
            <text:p>-30.89039662</text:p>
          </table:table-cell>
          <table:table-cell office:value-type="float" office:value="0" table:style-name="ce1">
            <text:p>0</text:p>
          </table:table-cell>
          <table:table-cell office:value-type="float" office:value="2.8900000000000002E-3" table:style-name="ce1">
            <text:p>0.00289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2.16E-3" table:style-name="ce1">
            <text:p>0.0021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9.3076521558604384" table:style-name="ce1">
            <text:p>9.307652156</text:p>
          </table:table-cell>
          <table:table-cell office:value-type="float" office:value="-46.53837340193158" table:style-name="ce1">
            <text:p>-46.5383734</text:p>
          </table:table-cell>
          <table:table-cell office:value-type="float" office:value="0" table:style-name="ce1">
            <text:p>0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4" table:style-name="ce1">
            <text:p>1.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2.16E-3" table:style-name="ce1">
            <text:p>0.0021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53" table:style-name="ro2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9" table:style-name="ce1">
            <text:p>0.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.31197959398782604" table:style-name="ce1">
            <text:p>0.311979594</text:p>
          </table:table-cell>
          <table:table-cell office:value-type="float" office:value="-14.201122585172328" table:style-name="ce1">
            <text:p>-14.20112259</text:p>
          </table:table-cell>
          <table:table-cell office:value-type="float" office:value="0" table:style-name="ce1">
            <text:p>0</text:p>
          </table:table-cell>
          <table:table-cell office:value-type="float" office:value="1.02826087" table:style-name="ce1">
            <text:p>1.028260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70" table:style-name="ro2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.7999999999999998E-4" table:style-name="ce1">
            <text:p>0.00018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556099999999999" table:style-name="ce1">
            <text:p>1.05561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11874999999999999" table:style-name="ce1">
            <text:p>0.11875</text:p>
          </table:table-cell>
          <table:table-cell office:value-type="float" office:value="1.5520000000000001E-2" table:style-name="ce1">
            <text:p>0.01552</text:p>
          </table:table-cell>
          <table:table-cell office:value-type="float" office:value="0.19" table:style-name="ce1">
            <text:p>0.19</text:p>
          </table:table-cell>
          <table:table-cell office:value-type="float" office:value="-0.34399999999999997" table:style-name="ce1">
            <text:p>-0.344</text:p>
          </table:table-cell>
          <table:table-cell office:value-type="float" office:value="1.06839" table:style-name="ce1">
            <text:p>1.06839</text:p>
          </table:table-cell>
          <table:table-cell office:value-type="float" office:value="0.4" table:style-name="ce1">
            <text:p>0.4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54120000000000001" table:style-name="ce1">
            <text:p>0.5412</text:p>
          </table:table-cell>
          <table:table-cell office:value-type="float" office:value="7.0739999999999997E-2" table:style-name="ce1">
            <text:p>0.07074</text:p>
          </table:table-cell>
          <table:table-cell office:value-type="float" office:value="0.79" table:style-name="ce1">
            <text:p>0.79</text:p>
          </table:table-cell>
          <table:table-cell office:value-type="float" office:value="-0.27" table:style-name="ce1">
            <text:p>-0.27</text:p>
          </table:table-cell>
          <table:table-cell office:value-type="float" office:value="1.06839" table:style-name="ce1">
            <text:p>1.06839</text:p>
          </table:table-cell>
          <table:table-cell office:value-type="float" office:value="0.72" table:style-name="ce1">
            <text:p>0.72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1881999999999999" table:style-name="ce1">
            <text:p>0.31882</text:p>
          </table:table-cell>
          <table:table-cell office:value-type="float" office:value="4.1680000000000002E-2" table:style-name="ce1">
            <text:p>0.04168</text:p>
          </table:table-cell>
          <table:table-cell office:value-type="float" office:value="0.5" table:style-name="ce1">
            <text:p>0.5</text:p>
          </table:table-cell>
          <table:table-cell office:value-type="float" office:value="-0.1" table:style-name="ce1">
            <text:p>-0.1</text:p>
          </table:table-cell>
          <table:table-cell office:value-type="float" office:value="1.06839" table:style-name="ce1">
            <text:p>1.06839</text:p>
          </table:table-cell>
          <table:table-cell office:value-type="float" office:value="0.78" table:style-name="ce1">
            <text:p>0.78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71" table:style-name="ro2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17337" table:style-name="ce1">
            <text:p>1.173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6675000000000004" table:style-name="ce1">
            <text:p>6.6675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2.921E-2" table:style-name="ce1">
            <text:p>0.029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9589" table:style-name="ce1">
            <text:p>0.49589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3015" table:style-name="ce1">
            <text:p>0.33015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65" table:style-name="ro2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t8</text:p>
          </table:table-cell>
          <table:table-cell office:value-type="string" table:style-name="ce1">
            <text:p>t9</text:p>
          </table:table-cell>
          <table:table-cell office:value-type="string" table:style-name="ce1">
            <text:p>t10</text:p>
          </table:table-cell>
          <table:table-cell office:value-type="string" table:style-name="ce1">
            <text:p>t11</text:p>
          </table:table-cell>
          <table:table-cell office:value-type="string" table:style-name="ce1">
            <text:p>t12</text:p>
          </table:table-cell>
          <table:table-cell office:value-type="string" table:style-name="ce1">
            <text:p>t13</text:p>
          </table:table-cell>
          <table:table-cell office:value-type="string" table:style-name="ce1">
            <text:p>t14</text:p>
          </table:table-cell>
          <table:table-cell office:value-type="string" table:style-name="ce1">
            <text:p>t15</text:p>
          </table:table-cell>
          <table:table-cell office:value-type="string" table:style-name="ce1">
            <text:p>t16</text:p>
          </table:table-cell>
          <table:table-cell office:value-type="string" table:style-name="ce1">
            <text:p>t17</text:p>
          </table:table-cell>
          <table:table-cell office:value-type="string" table:style-name="ce1">
            <text:p>t18</text:p>
          </table:table-cell>
          <table:table-cell office:value-type="string" table:style-name="ce1">
            <text:p>t19</text:p>
          </table:table-cell>
          <table:table-cell office:value-type="string" table:style-name="ce1">
            <text:p>t20</text:p>
          </table:table-cell>
          <table:table-cell office:value-type="string" table:style-name="ce1">
            <text:p>t21</text:p>
          </table:table-cell>
          <table:table-cell office:value-type="string" table:style-name="ce1">
            <text:p>t22</text:p>
          </table:table-cell>
          <table:table-cell office:value-type="string" table:style-name="ce1">
            <text:p>t23</text:p>
          </table:table-cell>
          <table:table-cell office:value-type="string" table:style-name="ce1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office:value-type="float" office:value="1.6588000000000001" table:style-name="ce1">
            <text:p>1.6588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office:value-type="float" office:value="1.9075599999999999" table:style-name="ce1">
            <text:p>1.90756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office:value-type="float" office:value="5.0800000000000003E-3" table:style-name="ce1">
            <text:p>0.00508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office:value-type="float" office:value="0.52746000000000004" table:style-name="ce1">
            <text:p>0.52746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office:value-type="float" office:value="1.9768000000000001" table:style-name="ce1">
            <text:p>1.9768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office:value-type="float" office:value="0.66749999999999998" table:style-name="ce1">
            <text:p>0.6675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office:value-type="float" office:value="0.21681999999999998" table:style-name="ce1">
            <text:p>0.21682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office:value-type="float" office:value="0.49589" table:style-name="ce1">
            <text:p>0.49589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5.7299999999999999E-3" table:style-name="ce1">
            <text:p>0.00573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office:value-type="float" office:value="0.33015" table:style-name="ce1">
            <text:p>0.33015</text:p>
          </table:table-cell>
          <table:table-cell table:number-columns-repeated="16359"/>
        </table:table-row>
        <table:table-row table:number-rows-repeated="1048565" table:style-name="ro2">
          <table:table-cell table:number-columns-repeated="16384"/>
        </table:table-row>
      </table:table>
      <table:table table:name="Q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t8</text:p>
          </table:table-cell>
          <table:table-cell office:value-type="string" table:style-name="ce1">
            <text:p>t9</text:p>
          </table:table-cell>
          <table:table-cell office:value-type="string" table:style-name="ce1">
            <text:p>t10</text:p>
          </table:table-cell>
          <table:table-cell office:value-type="string" table:style-name="ce1">
            <text:p>t11</text:p>
          </table:table-cell>
          <table:table-cell office:value-type="string" table:style-name="ce1">
            <text:p>t12</text:p>
          </table:table-cell>
          <table:table-cell office:value-type="string" table:style-name="ce1">
            <text:p>t13</text:p>
          </table:table-cell>
          <table:table-cell office:value-type="string" table:style-name="ce1">
            <text:p>t14</text:p>
          </table:table-cell>
          <table:table-cell office:value-type="string" table:style-name="ce1">
            <text:p>t15</text:p>
          </table:table-cell>
          <table:table-cell office:value-type="string" table:style-name="ce1">
            <text:p>t16</text:p>
          </table:table-cell>
          <table:table-cell office:value-type="string" table:style-name="ce1">
            <text:p>t17</text:p>
          </table:table-cell>
          <table:table-cell office:value-type="string" table:style-name="ce1">
            <text:p>t18</text:p>
          </table:table-cell>
          <table:table-cell office:value-type="string" table:style-name="ce1">
            <text:p>t19</text:p>
          </table:table-cell>
          <table:table-cell office:value-type="string" table:style-name="ce1">
            <text:p>t20</text:p>
          </table:table-cell>
          <table:table-cell office:value-type="string" table:style-name="ce1">
            <text:p>t21</text:p>
          </table:table-cell>
          <table:table-cell office:value-type="string" table:style-name="ce1">
            <text:p>t22</text:p>
          </table:table-cell>
          <table:table-cell office:value-type="string" table:style-name="ce1">
            <text:p>t23</text:p>
          </table:table-cell>
          <table:table-cell office:value-type="string" table:style-name="ce1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office:value-type="float" office:value="1.17337" table:style-name="ce1">
            <text:p>1.17337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office:value-type="float" office:value="0.39712000000000003" table:style-name="ce1">
            <text:p>0.39712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office:value-type="float" office:value="0.21780999999999998" table:style-name="ce1">
            <text:p>0.21781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office:value-type="float" office:value="5.7830000000000006E-2" table:style-name="ce1">
            <text:p>0.05783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office:value-type="float" office:value="8.5999999999999998E-4" table:style-name="ce1">
            <text:p>0.00086</text:p>
          </table:table-cell>
          <table:table-cell table:number-columns-repeated="1635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office:value-type="float" office:value="9.7369999999999998E-2" table:style-name="ce1">
            <text:p>0.09737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office:value-type="float" office:value="2.921E-2" table:style-name="ce1">
            <text:p>0.02921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office:value-type="float" office:value="5.7630000000000001E-2" table:style-name="ce1">
            <text:p>0.05763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office:value-type="float" office:value="1.6449999999999999E-2" table:style-name="ce1">
            <text:p>0.01645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office:value-type="float" office:value="5.7679999999999995E-2" table:style-name="ce1">
            <text:p>0.05768</text:p>
          </table:table-cell>
          <table:table-cell table:number-columns-repeated="16359"/>
        </table:table-row>
        <table:table-row table:number-rows-repeated="1048565" table:style-name="ro2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nt</text:p>
          </table:table-cell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number-rows-repeated="1048561" table:style-name="ro2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number-rows-repeated="1048575" table:style-name="ro2">
          <table:table-cell table:number-columns-repeated="16384"/>
        </table:table-row>
      </table:table>
      <table:table table:name="RE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5:Buses.I11">
          <table:sort>
            <table:sort-by table:field-number="0"/>
          </table:sort>
        </table:database-range>
        <table:database-range table:target-range-address="Lines.A5:Lines.I23">
          <table:sort>
            <table:sort-by table:field-number="0"/>
          </table:sort>
        </table:database-range>
        <table:database-range table:target-range-address="Gens.A5:Gens.K5">
          <table:sort>
            <table:sort-by table:field-number="0"/>
          </table:sort>
        </table:database-range>
        <table:database-range table:target-range-address="Loads.A5:Loads.I11">
          <table:sort>
            <table:sort-by table:field-number="0"/>
          </table:sort>
        </table:database-range>
        <table:database-range table:target-range-address="P_Profiles_Load.A5:P_Profiles_Load.C11">
          <table:sort>
            <table:sort-by table:field-number="0"/>
          </table:sort>
        </table:database-range>
        <table:database-range table:target-range-address="Q_Profiles_Load.A5:Q_Profiles_Load.C11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dc:creator>Wangwei Kong</dc:creator>
    <meta:creation-date>2022-03-28T20:04:17Z</meta:creation-date>
    <dc:date>2022-07-21T14:48:28Z</dc:date>
    <meta:editing-cycles>59</meta:editing-cycles>
  </office:meta>
</office:document-meta>
</file>